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scratch.mit.edu/projects/107624544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27:11.613882636</meta:creation-date>
    <dc:date>2024-10-04T11:30:43.569941888</dc:date>
    <meta:editing-duration>PT3M36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4.7.2$Linux_X86_64 LibreOffice_project/40$Build-2</meta:generator>
  </office:meta>
</office:document-meta>
</file>